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Pictures/100000010000004E00000033E5141A7AE3792C75.png" manifest:media-type="image/png"/>
  <manifest:file-entry manifest:full-path="Object 13/Pictures/2000003C000007EA00000527D0843665F2BE3F10.svm" manifest:media-type="image/x-svm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10000004E00000033E5141A7AE3792C75.png" manifest:media-type="image/png"/>
  <manifest:file-entry manifest:full-path="Object 3/Pictures/2000003C000007EA00000527D0843665F2BE3F10.svm" manifest:media-type="image/x-svm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100000010000004E00000033E5141A7AE3792C75.png" manifest:media-type="image/png"/>
  <manifest:file-entry manifest:full-path="Object 12/Pictures/2000003C000007EA00000527D0843665F2BE3F10.svm" manifest:media-type="image/x-svm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4E00000033E5141A7AE3792C75.png" manifest:media-type="image/png"/>
  <manifest:file-entry manifest:full-path="Object 2/Pictures/2000003C000007EA00000527D0843665F2BE3F10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100000010000004E00000033E5141A7AE3792C75.png" manifest:media-type="image/png"/>
  <manifest:file-entry manifest:full-path="Object 11/Pictures/2000003C000007EA00000527D0843665F2BE3F10.svm" manifest:media-type="image/x-svm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Pictures/100000010000004E00000033E5141A7AE3792C75.png" manifest:media-type="image/png"/>
  <manifest:file-entry manifest:full-path="Object 14/Pictures/2000003C000007EA00000527D0843665F2BE3F10.svm" manifest:media-type="image/x-svm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04E00000033E5141A7AE3792C75.png" manifest:media-type="image/png"/>
  <manifest:file-entry manifest:full-path="Object 4/Pictures/2000003C000007EA00000527D0843665F2BE3F10.svm" manifest:media-type="image/x-svm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100000010000004E00000033E5141A7AE3792C75.png" manifest:media-type="image/png"/>
  <manifest:file-entry manifest:full-path="Object 10/Pictures/2000003C000007EA00000527D0843665F2BE3F10.svm" manifest:media-type="image/x-svm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100000010000004E00000033E5141A7AE3792C75.png" manifest:media-type="image/png"/>
  <manifest:file-entry manifest:full-path="Object 9/Pictures/2000003C000007EA00000527D0843665F2BE3F10.svm" manifest:media-type="image/x-svm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10000004E00000033E5141A7AE3792C75.png" manifest:media-type="image/png"/>
  <manifest:file-entry manifest:full-path="Object 8/Pictures/2000003C000007EA00000527D0843665F2BE3F10.svm" manifest:media-type="image/x-svm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100000010000004E00000033E5141A7AE3792C75.png" manifest:media-type="image/png"/>
  <manifest:file-entry manifest:full-path="Object 7/Pictures/2000003C000007EA00000527D0843665F2BE3F10.svm" manifest:media-type="image/x-svm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100000010000004E00000033E5141A7AE3792C75.png" manifest:media-type="image/png"/>
  <manifest:file-entry manifest:full-path="Object 16/Pictures/2000003C000007EA00000527D0843665F2BE3F10.svm" manifest:media-type="image/x-svm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4E00000033E5141A7AE3792C75.png" manifest:media-type="image/png"/>
  <manifest:file-entry manifest:full-path="Object 6/Pictures/2000003C000007EA00000527D0843665F2BE3F10.svm" manifest:media-type="image/x-svm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4E00000033E5141A7AE3792C75.png" manifest:media-type="image/png"/>
  <manifest:file-entry manifest:full-path="Object 1/Pictures/2000003C000007EA00000527D0843665F2BE3F10.svm" manifest:media-type="image/x-svm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100000010000004E00000033E5141A7AE3792C75.png" manifest:media-type="image/png"/>
  <manifest:file-entry manifest:full-path="Object 15/Pictures/2000003C000007EA00000527D0843665F2BE3F10.svm" manifest:media-type="image/x-svm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0010000004E00000033E5141A7AE3792C75.png" manifest:media-type="image/png"/>
  <manifest:file-entry manifest:full-path="Object 5/Pictures/2000003C000007EA00000527D0843665F2BE3F10.svm" manifest:media-type="image/x-svm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6343in" svg:height="0.8992in" svg:x="14.2299in" svg:y="0.7843in">
            <draw:object draw:notify-on-update-of-ranges="Sheet1.L5:Sheet1.L7 Sheet1.M4:Sheet1.M4 Sheet1.M5:Sheet1.M7 Sheet1.N4:Sheet1.N4 Sheet1.N5:Sheet1.N7 Sheet1.O4:Sheet1.O4 Sheet1.O5:Sheet1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6343in" svg:height="0.8992in" svg:x="14.2224in" svg:y="1.8071in">
            <draw:object draw:notify-on-update-of-ranges="Sheet1.L11:Sheet1.L13 Sheet1.M11:Sheet1.M13 Sheet1.N11:Sheet1.N13 Sheet1.O11:Sheet1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6343in" svg:height="0.8992in" svg:x="14.2224in" svg:y="2.8445in">
            <draw:object draw:notify-on-update-of-ranges="Sheet1.L17:Sheet1.L19 Sheet1.M17:Sheet1.M19 Sheet1.N17:Sheet1.N19 Sheet1.O17:Sheet1.O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6343in" svg:height="0.8992in" svg:x="14.2224in" svg:y="3.911in">
            <draw:object draw:notify-on-update-of-ranges="Sheet1.L23:Sheet1.L25 Sheet1.M23:Sheet1.M25 Sheet1.N23:Sheet1.N25 Sheet1.O23:Sheet1.O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6343in" svg:height="0.8992in" svg:x="14.2224in" svg:y="4.9776in">
            <draw:object draw:notify-on-update-of-ranges="Sheet1.L29:Sheet1.L31 Sheet1.M29:Sheet1.M31 Sheet1.N29:Sheet1.N31 Sheet1.O29:Sheet1.O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.6343in" svg:height="0.8992in" svg:x="14.2224in" svg:y="6.0441in">
            <draw:object draw:notify-on-update-of-ranges="Sheet1.L35:Sheet1.L37 Sheet1.M35:Sheet1.M37 Sheet1.N35:Sheet1.N37 Sheet1.O35:Sheet1.O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.6343in" svg:height="0.8992in" svg:x="14.2224in" svg:y="7.111in">
            <draw:object draw:notify-on-update-of-ranges="Sheet1.L41:Sheet1.L43 Sheet1.M41:Sheet1.M43 Sheet1.N41:Sheet1.N43 Sheet1.O41:Sheet1.O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.6343in" svg:height="0.8992in" svg:x="14.2224in" svg:y="8.1776in">
            <draw:object draw:notify-on-update-of-ranges="Sheet1.L47:Sheet1.L49 Sheet1.M47:Sheet1.M49 Sheet1.N47:Sheet1.N49 Sheet1.O47:Sheet1.O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.5882in" svg:height="0.8988in" svg:x="16.9378in" svg:y="0.8in">
            <draw:object draw:notify-on-update-of-ranges="Sheet1.L8:Sheet1.L10 Sheet1.M8:Sheet1.M10 Sheet1.N8:Sheet1.N10 Sheet1.O8:Sheet1.O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.5882in" svg:height="0.8988in" svg:x="16.8984in" svg:y="1.8075in">
            <draw:object draw:notify-on-update-of-ranges="Sheet1.L14:Sheet1.L16 Sheet1.M14:Sheet1.M16 Sheet1.N14:Sheet1.N16 Sheet1.O14:Sheet1.O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.5882in" svg:height="0.8988in" svg:x="16.8886in" svg:y="2.8449in">
            <draw:object draw:notify-on-update-of-ranges="Sheet1.L20:Sheet1.L22 Sheet1.M20:Sheet1.M22 Sheet1.N20:Sheet1.N22 Sheet1.O20:Sheet1.O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.5882in" svg:height="0.8988in" svg:x="16.8886in" svg:y="3.9114in">
            <draw:object draw:notify-on-update-of-ranges="Sheet1.L26:Sheet1.L28 Sheet1.M26:Sheet1.M28 Sheet1.N26:Sheet1.N28 Sheet1.O26:Sheet1.O2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2.5882in" svg:height="0.8988in" svg:x="16.8886in" svg:y="4.978in">
            <draw:object draw:notify-on-update-of-ranges="Sheet1.L32:Sheet1.L34 Sheet1.M32:Sheet1.M34 Sheet1.N32:Sheet1.N34 Sheet1.O32:Sheet1.O3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2.5882in" svg:height="0.8988in" svg:x="16.8886in" svg:y="6.0449in">
            <draw:object draw:notify-on-update-of-ranges="Sheet1.L38:Sheet1.L40 Sheet1.M38:Sheet1.M40 Sheet1.N38:Sheet1.N40 Sheet1.O38:Sheet1.O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2.5882in" svg:height="0.8988in" svg:x="16.8972in" svg:y="7.2102in">
            <draw:object draw:notify-on-update-of-ranges="Sheet1.L44:Sheet1.L46 Sheet1.M44:Sheet1.M46 Sheet1.N44:Sheet1.N46 Sheet1.O44:Sheet1.O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2.5882in" svg:height="0.8988in" svg:x="16.8886in" svg:y="8.178in">
            <draw:object draw:notify-on-update-of-ranges="Sheet1.L50:Sheet1.L52 Sheet1.M50:Sheet1.M52 Sheet1.N50:Sheet1.N52 Sheet1.O50:Sheet1.O5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Default" office:value-type="string" calcext:value-type="string">
            <text:p>Surve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eop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5:.H5])" office:value-type="float" office:value="2.6" calcext:value-type="float">
            <text:p>2.6</text:p>
          </table:table-cell>
          <table:table-cell/>
          <table:table-cell office:value-type="string" calcext:value-type="string">
            <text:p>K</text:p>
          </table:table-cell>
          <table:table-cell table:formula="of:=[.J5]"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6:.H6])" office:value-type="float" office:value="6.6" calcext:value-type="float">
            <text:p>6.6</text:p>
          </table:table-cell>
          <table:table-cell/>
          <table:table-cell office:value-type="string" calcext:value-type="string">
            <text:p>L</text:p>
          </table:table-cell>
          <table:table-cell table:formula="of:=[.J6]" office:value-type="float" office:value="6.6" calcext:value-type="float">
            <text:p>6.6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7:.H7])" office:value-type="float" office:value="4.4" calcext:value-type="float">
            <text:p>4.4</text:p>
          </table:table-cell>
          <table:table-cell/>
          <table:table-cell office:value-type="string" calcext:value-type="string">
            <text:p>M</text:p>
          </table:table-cell>
          <table:table-cell table:formula="of:=[.J7]"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8:.H8])" office:value-type="float" office:value="5.8" calcext:value-type="float">
            <text:p>5.8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8] / SUM([.J8:.J10])" office:value-type="float" office:value="0.439393939393939" calcext:value-type="float">
            <text:p>0.439393939393939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9:.H9])" office:value-type="float" office:value="4.8" calcext:value-type="float">
            <text:p>4.8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9] / SUM([.J8:.J10])" office:value-type="float" office:value="0.363636363636364" calcext:value-type="float">
            <text:p>0.36363636363636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10:.H10])" office:value-type="float" office:value="2.6" calcext:value-type="float">
            <text:p>2.6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10] / SUM([.J8:.J10])" office:value-type="float" office:value="0.196969696969697" calcext:value-type="float">
            <text:p>0.196969696969697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K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11:.H11])" office:value-type="float" office:value="6.8" calcext:value-type="float">
            <text:p>6.8</text:p>
          </table:table-cell>
          <table:table-cell/>
          <table:table-cell office:value-type="string" calcext:value-type="string">
            <text:p>K</text:p>
          </table:table-cell>
          <table:table-cell table:formula="of:=[.J11]"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12:.H12])" office:value-type="float" office:value="1.4" calcext:value-type="float">
            <text:p>1.4</text:p>
          </table:table-cell>
          <table:table-cell/>
          <table:table-cell office:value-type="string" calcext:value-type="string">
            <text:p>L</text:p>
          </table:table-cell>
          <table:table-cell table:formula="of:=[.J12]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13:.H13])" office:value-type="float" office:value="1.4" calcext:value-type="float">
            <text:p>1.4</text:p>
          </table:table-cell>
          <table:table-cell/>
          <table:table-cell office:value-type="string" calcext:value-type="string">
            <text:p>M</text:p>
          </table:table-cell>
          <table:table-cell table:formula="of:=[.J13]"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14:.H14])" office:value-type="float" office:value="2.6" calcext:value-type="float">
            <text:p>2.6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14] / SUM([.J14:.J16])" office:value-type="float" office:value="0.26530612244898" calcext:value-type="float">
            <text:p>0.26530612244898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15:.H15])" office:value-type="float" office:value="2.6" calcext:value-type="float">
            <text:p>2.6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15] / SUM([.J14:.J16])" office:value-type="float" office:value="0.26530612244898" calcext:value-type="float">
            <text:p>0.26530612244898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table:number-columns-repeated="8"/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D16:.H16])" office:value-type="float" office:value="4.6" calcext:value-type="float">
            <text:p>4.6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16] / SUM([.J14:.J16])" office:value-type="float" office:value="0.469387755102041" calcext:value-type="float">
            <text:p>0.46938775510204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17:.H17])" office:value-type="float" office:value="3.4" calcext:value-type="float">
            <text:p>3.4</text:p>
          </table:table-cell>
          <table:table-cell/>
          <table:table-cell office:value-type="string" calcext:value-type="string">
            <text:p>K</text:p>
          </table:table-cell>
          <table:table-cell table:formula="of:=[.J17]"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D18:.H18])" office:value-type="float" office:value="1.2" calcext:value-type="float">
            <text:p>1.2</text:p>
          </table:table-cell>
          <table:table-cell/>
          <table:table-cell office:value-type="string" calcext:value-type="string">
            <text:p>L</text:p>
          </table:table-cell>
          <table:table-cell table:formula="of:=[.J18]"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D19:.H19])" office:value-type="float" office:value="6.4" calcext:value-type="float">
            <text:p>6.4</text:p>
          </table:table-cell>
          <table:table-cell/>
          <table:table-cell office:value-type="string" calcext:value-type="string">
            <text:p>M</text:p>
          </table:table-cell>
          <table:table-cell table:formula="of:=[.J19]"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20:.H20])" office:value-type="float" office:value="2.4" calcext:value-type="float">
            <text:p>2.4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20] / SUM([.J20:.J22])"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21:.H21])" office:value-type="float" office:value="5.8" calcext:value-type="float">
            <text:p>5.8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21] / SUM([.J20:.J22])" office:value-type="float" office:value="0.604166666666667" calcext:value-type="float">
            <text:p>0.60416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D22:.H22])" office:value-type="float" office:value="1.4" calcext:value-type="float">
            <text:p>1.4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22] / SUM([.J20:.J22])" office:value-type="float" office:value="0.145833333333333" calcext:value-type="float">
            <text:p>0.1458333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23:.H23])" office:value-type="float" office:value="2.6" calcext:value-type="float">
            <text:p>2.6</text:p>
          </table:table-cell>
          <table:table-cell/>
          <table:table-cell office:value-type="string" calcext:value-type="string">
            <text:p>K</text:p>
          </table:table-cell>
          <table:table-cell table:formula="of:=[.J23]"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24:.H24])"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table:formula="of:=[.J24]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25:.H25])" office:value-type="float" office:value="4.2" calcext:value-type="float">
            <text:p>4.2</text:p>
          </table:table-cell>
          <table:table-cell/>
          <table:table-cell office:value-type="string" calcext:value-type="string">
            <text:p>M</text:p>
          </table:table-cell>
          <table:table-cell table:formula="of:=[.J25]"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26:.H26])" office:value-type="float" office:value="4.6" calcext:value-type="float">
            <text:p>4.6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26] / SUM([.J26:.J28])" office:value-type="float" office:value="0.442307692307692" calcext:value-type="float">
            <text:p>0.442307692307692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27:.H27])" office:value-type="float" office:value="4.8" calcext:value-type="float">
            <text:p>4.8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27] / SUM([.J26:.J28])" office:value-type="float" office:value="0.461538461538462" calcext:value-type="float">
            <text:p>0.461538461538462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D28:.H28])"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28] / SUM([.J26:.J28])" office:value-type="float" office:value="0.0961538461538462" calcext:value-type="float">
            <text:p>0.0961538461538462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29:.H29])" office:value-type="float" office:value="4.2" calcext:value-type="float">
            <text:p>4.2</text:p>
          </table:table-cell>
          <table:table-cell/>
          <table:table-cell office:value-type="string" calcext:value-type="string">
            <text:p>K</text:p>
          </table:table-cell>
          <table:table-cell table:formula="of:=[.J29]"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30:.H30])" office:value-type="float" office:value="1.4" calcext:value-type="float">
            <text:p>1.4</text:p>
          </table:table-cell>
          <table:table-cell/>
          <table:table-cell office:value-type="string" calcext:value-type="string">
            <text:p>L</text:p>
          </table:table-cell>
          <table:table-cell table:formula="of:=[.J30]"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31:.H31])" office:value-type="float" office:value="5.6" calcext:value-type="float">
            <text:p>5.6</text:p>
          </table:table-cell>
          <table:table-cell/>
          <table:table-cell office:value-type="string" calcext:value-type="string">
            <text:p>M</text:p>
          </table:table-cell>
          <table:table-cell table:formula="of:=[.J31]" office:value-type="float" office:value="5.6" calcext:value-type="float">
            <text:p>5.6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32:.H32])" office:value-type="float" office:value="2.4" calcext:value-type="float">
            <text:p>2.4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32] / SUM([.J32:.J34])" office:value-type="float" office:value="0.260869565217391" calcext:value-type="float">
            <text:p>0.26086956521739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33:.H33])" office:value-type="float" office:value="5.6" calcext:value-type="float">
            <text:p>5.6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33] / SUM([.J32:.J34])" office:value-type="float" office:value="0.608695652173913" calcext:value-type="float">
            <text:p>0.60869565217391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D34:.H34])" office:value-type="float" office:value="1.2" calcext:value-type="float">
            <text:p>1.2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34] / SUM([.J32:.J34])" office:value-type="float" office:value="0.130434782608696" calcext:value-type="float">
            <text:p>0.13043478260869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D35:.H35])" office:value-type="float" office:value="3.2" calcext:value-type="float">
            <text:p>3.2</text:p>
          </table:table-cell>
          <table:table-cell/>
          <table:table-cell office:value-type="string" calcext:value-type="string">
            <text:p>K</text:p>
          </table:table-cell>
          <table:table-cell table:formula="of:=[.J35]"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4.7" calcext:value-type="float">
            <text:p>4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36:.H36])" office:value-type="float" office:value="1.4" calcext:value-type="float">
            <text:p>1.4</text:p>
          </table:table-cell>
          <table:table-cell/>
          <table:table-cell office:value-type="string" calcext:value-type="string">
            <text:p>L</text:p>
          </table:table-cell>
          <table:table-cell table:formula="of:=[.J36]"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37:.H37])" office:value-type="float" office:value="5.6" calcext:value-type="float">
            <text:p>5.6</text:p>
          </table:table-cell>
          <table:table-cell/>
          <table:table-cell office:value-type="string" calcext:value-type="string">
            <text:p>M</text:p>
          </table:table-cell>
          <table:table-cell table:formula="of:=[.J37]"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38:.H38])" office:value-type="float" office:value="2.4" calcext:value-type="float">
            <text:p>2.4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38] / SUM([.J38:.J40])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39:.H39])" office:value-type="float" office:value="3.6" calcext:value-type="float">
            <text:p>3.6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39] / SUM([.J38:.J40])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VERAGE([.D40:.H40])"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40] / SUM([.J38:.J40])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D41:.H41])" office:value-type="float" office:value="2.4" calcext:value-type="float">
            <text:p>2.4</text:p>
          </table:table-cell>
          <table:table-cell/>
          <table:table-cell office:value-type="string" calcext:value-type="string">
            <text:p>K</text:p>
          </table:table-cell>
          <table:table-cell table:formula="of:=[.J41]"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D42:.H42])" office:value-type="float" office:value="4.4" calcext:value-type="float">
            <text:p>4.4</text:p>
          </table:table-cell>
          <table:table-cell/>
          <table:table-cell office:value-type="string" calcext:value-type="string">
            <text:p>L</text:p>
          </table:table-cell>
          <table:table-cell table:formula="of:=[.J42]" office:value-type="float" office:value="4.4" calcext:value-type="float">
            <text:p>4.4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43:.H43])" office:value-type="float" office:value="3.8" calcext:value-type="float">
            <text:p>3.8</text:p>
          </table:table-cell>
          <table:table-cell/>
          <table:table-cell office:value-type="string" calcext:value-type="string">
            <text:p>M</text:p>
          </table:table-cell>
          <table:table-cell table:formula="of:=[.J43]"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44:.H44])" office:value-type="float" office:value="5.4" calcext:value-type="float">
            <text:p>5.4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44] / SUM([.J44:.J46])" office:value-type="float" office:value="0.509433962264151" calcext:value-type="float">
            <text:p>0.50943396226415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45:.H45])"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45] / SUM([.J44:.J46])" office:value-type="float" office:value="0.377358490566038" calcext:value-type="float">
            <text:p>0.37735849056603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D46:.H46])" office:value-type="float" office:value="1.2" calcext:value-type="float">
            <text:p>1.2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46] / SUM([.J44:.J46])" office:value-type="float" office:value="0.113207547169811" calcext:value-type="float">
            <text:p>0.11320754716981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D47:.H47])" office:value-type="float" office:value="1.6" calcext:value-type="float">
            <text:p>1.6</text:p>
          </table:table-cell>
          <table:table-cell/>
          <table:table-cell office:value-type="string" calcext:value-type="string">
            <text:p>K</text:p>
          </table:table-cell>
          <table:table-cell table:formula="of:=[.J47]"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48:.H48])" office:value-type="float" office:value="4.2" calcext:value-type="float">
            <text:p>4.2</text:p>
          </table:table-cell>
          <table:table-cell/>
          <table:table-cell office:value-type="string" calcext:value-type="string">
            <text:p>L</text:p>
          </table:table-cell>
          <table:table-cell table:formula="of:=[.J48]" office:value-type="float" office:value="4.2" calcext:value-type="float">
            <text:p>4.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D49:.H49])" office:value-type="float" office:value="3.8" calcext:value-type="float">
            <text:p>3.8</text:p>
          </table:table-cell>
          <table:table-cell/>
          <table:table-cell office:value-type="string" calcext:value-type="string">
            <text:p>M</text:p>
          </table:table-cell>
          <table:table-cell table:formula="of:=[.J49]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50:.H50])" office:value-type="float" office:value="4.4" calcext:value-type="float">
            <text:p>4.4</text:p>
          </table:table-cell>
          <table:table-cell/>
          <table:table-cell office:value-type="string" calcext:value-type="string">
            <text:p>L</text:p>
          </table:table-cell>
          <table:table-cell table:style-name="ce2" table:formula="of:=[.J50] / SUM([.J50:.J52])" office:value-type="float" office:value="0.423076923076923" calcext:value-type="float">
            <text:p>0.423076923076923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D51:.H51])" office:value-type="float" office:value="4.2" calcext:value-type="float">
            <text:p>4.2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[.J51] / SUM([.J50:.J52])" office:value-type="float" office:value="0.403846153846154" calcext:value-type="float">
            <text:p>0.403846153846154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VERAGE([.D52:.H52])" office:value-type="float" office:value="1.8" calcext:value-type="float">
            <text:p>1.8</text:p>
          </table:table-cell>
          <table:table-cell/>
          <table:table-cell office:value-type="string" calcext:value-type="string">
            <text:p>N</text:p>
          </table:table-cell>
          <table:table-cell table:style-name="ce2" table:formula="of:=[.J52] / SUM([.J50:.J52])" office:value-type="float" office:value="0.173076923076923" calcext:value-type="float">
            <text:p>0.173076923076923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03:14.740096175</meta:creation-date>
    <dc:date>2024-01-12T22:22:15.964329298</dc:date>
    <meta:editing-duration>PT41M46S</meta:editing-duration>
    <meta:editing-cycles>6</meta:editing-cycles>
    <meta:generator>LibreOffice/7.3.7.2$Linux_X86_64 LibreOffice_project/30$Build-2</meta:generator>
    <meta:document-statistic meta:table-count="1" meta:cell-count="545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4:Sheet1.O7" chart:data-source-has-labels="both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5:Sheet1.L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5:Sheet1.M7" chart:label-cell-address="Sheet1.M4:Sheet1.M4" chart:class="chart:bar">
            <chart:data-point chart:repeated="3"/>
          </chart:series>
          <chart:series chart:style-name="ch7" chart:values-cell-range-address="Sheet1.N5:Sheet1.N7" chart:label-cell-address="Sheet1.N4:Sheet1.N4" chart:class="chart:bar">
            <chart:data-point chart:repeated="3"/>
          </chart:series>
          <chart:series chart:style-name="ch8" chart:values-cell-range-address="Sheet1.O5:Sheet1.O7" chart:label-cell-address="Sheet1.O4:Sheet1.O4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0.568cm" svg:y="0.249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rvey</text:p>
                <draw:g>
                  <svg:desc>Sheet1.M4:Sheet1.M4</svg:desc>
                </draw:g>
              </table:table-cell>
              <table:table-cell office:value-type="string">
                <text:p>Model</text:p>
                <draw:g>
                  <svg:desc>Sheet1.N4:Sheet1.N4</svg:desc>
                </draw:g>
              </table:table-cell>
              <table:table-cell office:value-type="string">
                <text:p>People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5:Sheet1.L7</svg:desc>
                </draw:g>
              </table:table-cell>
              <table:table-cell office:value-type="float" office:value="2.6">
                <text:p>2.6</text:p>
                <draw:g>
                  <svg:desc>Sheet1.M5:Sheet1.M7</svg:desc>
                </draw:g>
              </table:table-cell>
              <table:table-cell office:value-type="float" office:value="2.5">
                <text:p>2.5</text:p>
                <draw:g>
                  <svg:desc>Sheet1.N5:Sheet1.N7</svg:desc>
                </draw:g>
              </table:table-cell>
              <table:table-cell office:value-type="float" office:value="2">
                <text:p>2</text:p>
                <draw:g>
                  <svg:desc>Sheet1.O5:Sheet1.O7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4">
                <text:p>4.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14:Sheet1.O16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14:Sheet1.L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4:Sheet1.M16" chart:class="chart:bar">
            <chart:data-point chart:repeated="3"/>
          </chart:series>
          <chart:series chart:style-name="ch7" chart:values-cell-range-address="Sheet1.N14:Sheet1.N16" chart:class="chart:bar">
            <chart:data-point chart:repeated="3"/>
          </chart:series>
          <chart:series chart:style-name="ch8" chart:values-cell-range-address="Sheet1.O14:Sheet1.O16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5.036cm" svg:y="0.075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14:Sheet1.L16</svg:desc>
                </draw:g>
              </table:table-cell>
              <table:table-cell office:value-type="float" office:value="0.26530612244898">
                <text:p>0.26530612244898</text:p>
                <draw:g>
                  <svg:desc>Sheet1.M14:Sheet1.M16</svg:desc>
                </draw:g>
              </table:table-cell>
              <table:table-cell office:value-type="float" office:value="0.33">
                <text:p>0.33</text:p>
                <draw:g>
                  <svg:desc>Sheet1.N14:Sheet1.N16</svg:desc>
                </draw:g>
              </table:table-cell>
              <table:table-cell office:value-type="float" office:value="0.35">
                <text:p>0.35</text:p>
                <draw:g>
                  <svg:desc>Sheet1.O14:Sheet1.O16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26530612244898">
                <text:p>0.26530612244898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469387755102041">
                <text:p>0.469387755102041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20:Sheet1.O22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20:Sheet1.L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0:Sheet1.M22" chart:class="chart:bar">
            <chart:data-point chart:repeated="3"/>
          </chart:series>
          <chart:series chart:style-name="ch7" chart:values-cell-range-address="Sheet1.N20:Sheet1.N22" chart:class="chart:bar">
            <chart:data-point chart:repeated="3"/>
          </chart:series>
          <chart:series chart:style-name="ch8" chart:values-cell-range-address="Sheet1.O20:Sheet1.O22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20:Sheet1.L22</svg:desc>
                </draw:g>
              </table:table-cell>
              <table:table-cell office:value-type="float" office:value="0.25">
                <text:p>0.25</text:p>
                <draw:g>
                  <svg:desc>Sheet1.M20:Sheet1.M22</svg:desc>
                </draw:g>
              </table:table-cell>
              <table:table-cell office:value-type="float" office:value="0.15">
                <text:p>0.15</text:p>
                <draw:g>
                  <svg:desc>Sheet1.N20:Sheet1.N22</svg:desc>
                </draw:g>
              </table:table-cell>
              <table:table-cell office:value-type="float" office:value="0.25">
                <text:p>0.25</text:p>
                <draw:g>
                  <svg:desc>Sheet1.O20:Sheet1.O22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26:Sheet1.O28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26:Sheet1.L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6:Sheet1.M28" chart:class="chart:bar">
            <chart:data-point chart:repeated="3"/>
          </chart:series>
          <chart:series chart:style-name="ch7" chart:values-cell-range-address="Sheet1.N26:Sheet1.N28" chart:class="chart:bar">
            <chart:data-point chart:repeated="3"/>
          </chart:series>
          <chart:series chart:style-name="ch8" chart:values-cell-range-address="Sheet1.O26:Sheet1.O28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26:Sheet1.L28</svg:desc>
                </draw:g>
              </table:table-cell>
              <table:table-cell office:value-type="float" office:value="0.442307692307692">
                <text:p>0.442307692307692</text:p>
                <draw:g>
                  <svg:desc>Sheet1.M26:Sheet1.M28</svg:desc>
                </draw:g>
              </table:table-cell>
              <table:table-cell office:value-type="float" office:value="0.4">
                <text:p>0.4</text:p>
                <draw:g>
                  <svg:desc>Sheet1.N26:Sheet1.N28</svg:desc>
                </draw:g>
              </table:table-cell>
              <table:table-cell office:value-type="float" office:value="0.38">
                <text:p>0.38</text:p>
                <draw:g>
                  <svg:desc>Sheet1.O26:Sheet1.O28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32:Sheet1.O34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32:Sheet1.L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2:Sheet1.M34" chart:class="chart:bar">
            <chart:data-point chart:repeated="3"/>
          </chart:series>
          <chart:series chart:style-name="ch7" chart:values-cell-range-address="Sheet1.N32:Sheet1.N34" chart:class="chart:bar">
            <chart:data-point chart:repeated="3"/>
          </chart:series>
          <chart:series chart:style-name="ch8" chart:values-cell-range-address="Sheet1.O32:Sheet1.O34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32:Sheet1.L34</svg:desc>
                </draw:g>
              </table:table-cell>
              <table:table-cell office:value-type="float" office:value="0.260869565217391">
                <text:p>0.260869565217391</text:p>
                <draw:g>
                  <svg:desc>Sheet1.M32:Sheet1.M34</svg:desc>
                </draw:g>
              </table:table-cell>
              <table:table-cell office:value-type="float" office:value="0.1">
                <text:p>0.1</text:p>
                <draw:g>
                  <svg:desc>Sheet1.N32:Sheet1.N34</svg:desc>
                </draw:g>
              </table:table-cell>
              <table:table-cell office:value-type="float" office:value="0.3">
                <text:p>0.3</text:p>
                <draw:g>
                  <svg:desc>Sheet1.O32:Sheet1.O34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38:Sheet1.O40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38:Sheet1.L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8:Sheet1.M40" chart:class="chart:bar">
            <chart:data-point chart:repeated="3"/>
          </chart:series>
          <chart:series chart:style-name="ch7" chart:values-cell-range-address="Sheet1.N38:Sheet1.N40" chart:class="chart:bar">
            <chart:data-point chart:repeated="3"/>
          </chart:series>
          <chart:series chart:style-name="ch8" chart:values-cell-range-address="Sheet1.O38:Sheet1.O40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38:Sheet1.L40</svg:desc>
                </draw:g>
              </table:table-cell>
              <table:table-cell office:value-type="float" office:value="0.3">
                <text:p>0.3</text:p>
                <draw:g>
                  <svg:desc>Sheet1.M38:Sheet1.M40</svg:desc>
                </draw:g>
              </table:table-cell>
              <table:table-cell office:value-type="float" office:value="0.25">
                <text:p>0.25</text:p>
                <draw:g>
                  <svg:desc>Sheet1.N38:Sheet1.N40</svg:desc>
                </draw:g>
              </table:table-cell>
              <table:table-cell office:value-type="float" office:value="0.28">
                <text:p>0.28</text:p>
                <draw:g>
                  <svg:desc>Sheet1.O38:Sheet1.O40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44:Sheet1.O46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44:Sheet1.L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4:Sheet1.M46" chart:class="chart:bar">
            <chart:data-point chart:repeated="3"/>
          </chart:series>
          <chart:series chart:style-name="ch7" chart:values-cell-range-address="Sheet1.N44:Sheet1.N46" chart:class="chart:bar">
            <chart:data-point chart:repeated="3"/>
          </chart:series>
          <chart:series chart:style-name="ch8" chart:values-cell-range-address="Sheet1.O44:Sheet1.O46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44:Sheet1.L46</svg:desc>
                </draw:g>
              </table:table-cell>
              <table:table-cell office:value-type="float" office:value="0.509433962264151">
                <text:p>0.509433962264151</text:p>
                <draw:g>
                  <svg:desc>Sheet1.M44:Sheet1.M46</svg:desc>
                </draw:g>
              </table:table-cell>
              <table:table-cell office:value-type="float" office:value="0.5">
                <text:p>0.5</text:p>
                <draw:g>
                  <svg:desc>Sheet1.N44:Sheet1.N46</svg:desc>
                </draw:g>
              </table:table-cell>
              <table:table-cell office:value-type="float" office:value="0.5">
                <text:p>0.5</text:p>
                <draw:g>
                  <svg:desc>Sheet1.O44:Sheet1.O46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77358490566038">
                <text:p>0.377358490566038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50:Sheet1.O52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50:Sheet1.L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50:Sheet1.M52" chart:class="chart:bar">
            <chart:data-point chart:repeated="3"/>
          </chart:series>
          <chart:series chart:style-name="ch7" chart:values-cell-range-address="Sheet1.N50:Sheet1.N52" chart:class="chart:bar">
            <chart:data-point chart:repeated="3"/>
          </chart:series>
          <chart:series chart:style-name="ch8" chart:values-cell-range-address="Sheet1.O50:Sheet1.O52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50:Sheet1.L52</svg:desc>
                </draw:g>
              </table:table-cell>
              <table:table-cell office:value-type="float" office:value="0.423076923076923">
                <text:p>0.423076923076923</text:p>
                <draw:g>
                  <svg:desc>Sheet1.M50:Sheet1.M52</svg:desc>
                </draw:g>
              </table:table-cell>
              <table:table-cell office:value-type="float" office:value="0.4">
                <text:p>0.4</text:p>
                <draw:g>
                  <svg:desc>Sheet1.N50:Sheet1.N52</svg:desc>
                </draw:g>
              </table:table-cell>
              <table:table-cell office:value-type="float" office:value="0.4">
                <text:p>0.4</text:p>
                <draw:g>
                  <svg:desc>Sheet1.O50:Sheet1.O52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27">
                <text:p>0.27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11:Sheet1.O13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11:Sheet1.L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1:Sheet1.M13" chart:class="chart:bar">
            <chart:data-point chart:repeated="3"/>
          </chart:series>
          <chart:series chart:style-name="ch7" chart:values-cell-range-address="Sheet1.N11:Sheet1.N13" chart:class="chart:bar">
            <chart:data-point chart:repeated="3"/>
          </chart:series>
          <chart:series chart:style-name="ch8" chart:values-cell-range-address="Sheet1.O11:Sheet1.O13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3.902cm" svg:y="0.2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11:Sheet1.L13</svg:desc>
                </draw:g>
              </table:table-cell>
              <table:table-cell office:value-type="float" office:value="6.8">
                <text:p>6.8</text:p>
                <draw:g>
                  <svg:desc>Sheet1.M11:Sheet1.M13</svg:desc>
                </draw:g>
              </table:table-cell>
              <table:table-cell office:value-type="float" office:value="5.5">
                <text:p>5.5</text:p>
                <draw:g>
                  <svg:desc>Sheet1.N11:Sheet1.N13</svg:desc>
                </draw:g>
              </table:table-cell>
              <table:table-cell office:value-type="float" office:value="6.5">
                <text:p>6.5</text:p>
                <draw:g>
                  <svg:desc>Sheet1.O11:Sheet1.O13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17:Sheet1.O19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17:Sheet1.L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7:Sheet1.M19" chart:class="chart:bar">
            <chart:data-point chart:repeated="3"/>
          </chart:series>
          <chart:series chart:style-name="ch7" chart:values-cell-range-address="Sheet1.N17:Sheet1.N19" chart:class="chart:bar">
            <chart:data-point chart:repeated="3"/>
          </chart:series>
          <chart:series chart:style-name="ch8" chart:values-cell-range-address="Sheet1.O17:Sheet1.O19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2.469cm" svg:y="0.199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17:Sheet1.L19</svg:desc>
                </draw:g>
              </table:table-cell>
              <table:table-cell office:value-type="float" office:value="3.4">
                <text:p>3.4</text:p>
                <draw:g>
                  <svg:desc>Sheet1.M17:Sheet1.M19</svg:desc>
                </draw:g>
              </table:table-cell>
              <table:table-cell office:value-type="float" office:value="4.5">
                <text:p>4.5</text:p>
                <draw:g>
                  <svg:desc>Sheet1.N17:Sheet1.N19</svg:desc>
                </draw:g>
              </table:table-cell>
              <table:table-cell office:value-type="float" office:value="4.6">
                <text:p>4.6</text:p>
                <draw:g>
                  <svg:desc>Sheet1.O17:Sheet1.O19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.4">
                <text:p>6.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23:Sheet1.O25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23:Sheet1.L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3:Sheet1.M25" chart:class="chart:bar">
            <chart:data-point chart:repeated="3"/>
          </chart:series>
          <chart:series chart:style-name="ch7" chart:values-cell-range-address="Sheet1.N23:Sheet1.N25" chart:class="chart:bar">
            <chart:data-point chart:repeated="3"/>
          </chart:series>
          <chart:series chart:style-name="ch8" chart:values-cell-range-address="Sheet1.O23:Sheet1.O25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1.432cm" svg:y="0.1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23:Sheet1.L25</svg:desc>
                </draw:g>
              </table:table-cell>
              <table:table-cell office:value-type="float" office:value="2.6">
                <text:p>2.6</text:p>
                <draw:g>
                  <svg:desc>Sheet1.M23:Sheet1.M25</svg:desc>
                </draw:g>
              </table:table-cell>
              <table:table-cell office:value-type="float" office:value="4">
                <text:p>4</text:p>
                <draw:g>
                  <svg:desc>Sheet1.N23:Sheet1.N25</svg:desc>
                </draw:g>
              </table:table-cell>
              <table:table-cell office:value-type="float" office:value="3.5">
                <text:p>3.5</text:p>
                <draw:g>
                  <svg:desc>Sheet1.O23:Sheet1.O25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2">
                <text:p>4.2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29:Sheet1.O31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29:Sheet1.L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9:Sheet1.M31" chart:class="chart:bar">
            <chart:data-point chart:repeated="3"/>
          </chart:series>
          <chart:series chart:style-name="ch7" chart:values-cell-range-address="Sheet1.N29:Sheet1.N31" chart:class="chart:bar">
            <chart:data-point chart:repeated="3"/>
          </chart:series>
          <chart:series chart:style-name="ch8" chart:values-cell-range-address="Sheet1.O29:Sheet1.O31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2.692cm" svg:y="0.224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29:Sheet1.L31</svg:desc>
                </draw:g>
              </table:table-cell>
              <table:table-cell office:value-type="float" office:value="4.2">
                <text:p>4.2</text:p>
                <draw:g>
                  <svg:desc>Sheet1.M29:Sheet1.M31</svg:desc>
                </draw:g>
              </table:table-cell>
              <table:table-cell office:value-type="float" office:value="5.5">
                <text:p>5.5</text:p>
                <draw:g>
                  <svg:desc>Sheet1.N29:Sheet1.N31</svg:desc>
                </draw:g>
              </table:table-cell>
              <table:table-cell office:value-type="float" office:value="4.2">
                <text:p>4.2</text:p>
                <draw:g>
                  <svg:desc>Sheet1.O29:Sheet1.O31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4">
                <text:p>1.4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.6">
                <text:p>5.6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35:Sheet1.O37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35:Sheet1.L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5:Sheet1.M37" chart:class="chart:bar">
            <chart:data-point chart:repeated="3"/>
          </chart:series>
          <chart:series chart:style-name="ch7" chart:values-cell-range-address="Sheet1.N35:Sheet1.N37" chart:class="chart:bar">
            <chart:data-point chart:repeated="3"/>
          </chart:series>
          <chart:series chart:style-name="ch8" chart:values-cell-range-address="Sheet1.O35:Sheet1.O37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2.445cm" svg:y="0.149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35:Sheet1.L37</svg:desc>
                </draw:g>
              </table:table-cell>
              <table:table-cell office:value-type="float" office:value="3.2">
                <text:p>3.2</text:p>
                <draw:g>
                  <svg:desc>Sheet1.M35:Sheet1.M37</svg:desc>
                </draw:g>
              </table:table-cell>
              <table:table-cell office:value-type="float" office:value="6.5">
                <text:p>6.5</text:p>
                <draw:g>
                  <svg:desc>Sheet1.N35:Sheet1.N37</svg:desc>
                </draw:g>
              </table:table-cell>
              <table:table-cell office:value-type="float" office:value="4.7">
                <text:p>4.7</text:p>
                <draw:g>
                  <svg:desc>Sheet1.O35:Sheet1.O37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.6">
                <text:p>5.6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41:Sheet1.O43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41:Sheet1.L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1:Sheet1.M43" chart:class="chart:bar">
            <chart:data-point chart:repeated="3"/>
          </chart:series>
          <chart:series chart:style-name="ch7" chart:values-cell-range-address="Sheet1.N41:Sheet1.N43" chart:class="chart:bar">
            <chart:data-point chart:repeated="3"/>
          </chart:series>
          <chart:series chart:style-name="ch8" chart:values-cell-range-address="Sheet1.O41:Sheet1.O43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0.543cm" svg:y="0.249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41:Sheet1.L43</svg:desc>
                </draw:g>
              </table:table-cell>
              <table:table-cell office:value-type="float" office:value="2.4">
                <text:p>2.4</text:p>
                <draw:g>
                  <svg:desc>Sheet1.M41:Sheet1.M43</svg:desc>
                </draw:g>
              </table:table-cell>
              <table:table-cell office:value-type="float" office:value="3">
                <text:p>3</text:p>
                <draw:g>
                  <svg:desc>Sheet1.N41:Sheet1.N43</svg:desc>
                </draw:g>
              </table:table-cell>
              <table:table-cell office:value-type="float" office:value="2.3">
                <text:p>2.3</text:p>
                <draw:g>
                  <svg:desc>Sheet1.O41:Sheet1.O43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.4">
                <text:p>4.4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.8">
                <text:p>3.8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692cm" svg:height="2.285cm" xlink:href=".." xlink:type="simple" chart:class="chart:bar" chart:style-name="ch1">
        <chart:plot-area chart:style-name="ch2" table:cell-range-address="Sheet1.L47:Sheet1.O49" chart:data-source-has-labels="column" svg:x="-0.077cm" svg:y="-0.151cm" svg:width="6.512cm" svg:height="2.939cm">
          <chart:coordinate-region svg:x="0.359cm" svg:y="0.049cm" svg:width="6.076cm" svg:height="2.092cm"/>
          <chart:axis chart:dimension="x" chart:name="primary-x" chart:style-name="ch3" chartooo:axis-type="auto">
            <chartooo:date-scale/>
            <chart:categories table:cell-range-address="Sheet1.L47:Sheet1.L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7:Sheet1.M49" chart:class="chart:bar">
            <chart:data-point chart:repeated="3"/>
          </chart:series>
          <chart:series chart:style-name="ch7" chart:values-cell-range-address="Sheet1.N47:Sheet1.N49" chart:class="chart:bar">
            <chart:data-point chart:repeated="3"/>
          </chart:series>
          <chart:series chart:style-name="ch8" chart:values-cell-range-address="Sheet1.O47:Sheet1.O49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508cm" svg:height="1.068cm" svg:x="0.592cm" svg:y="0.099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Sheet1.L47:Sheet1.L49</svg:desc>
                </draw:g>
              </table:table-cell>
              <table:table-cell office:value-type="float" office:value="1.6">
                <text:p>1.6</text:p>
                <draw:g>
                  <svg:desc>Sheet1.M47:Sheet1.M49</svg:desc>
                </draw:g>
              </table:table-cell>
              <table:table-cell office:value-type="float" office:value="3.5">
                <text:p>3.5</text:p>
                <draw:g>
                  <svg:desc>Sheet1.N47:Sheet1.N49</svg:desc>
                </draw:g>
              </table:table-cell>
              <table:table-cell office:value-type="float" office:value="2.7">
                <text:p>2.7</text:p>
                <draw:g>
                  <svg:desc>Sheet1.O47:Sheet1.O49</svg:desc>
                </draw:g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.2">
                <text:p>4.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.8">
                <text:p>3.8</text:p>
              </table:table-cell>
              <table:table-cell office:value-type="float" office:value="4.5">
                <text:p>4.5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6.575cm" svg:height="2.284cm" xlink:href=".." xlink:type="simple" chart:class="chart:bar" chart:style-name="ch1">
        <chart:plot-area chart:style-name="ch2" table:cell-range-address="Sheet1.L8:Sheet1.O10" chart:data-source-has-labels="column" svg:x="-0.375cm" svg:y="-0.151cm" svg:width="6.696cm" svg:height="2.937cm">
          <chart:coordinate-region svg:x="0.352cm" svg:y="0.048cm" svg:width="5.969cm" svg:height="2.091cm"/>
          <chart:axis chart:dimension="x" chart:name="primary-x" chart:style-name="ch3" chartooo:axis-type="auto">
            <chartooo:date-scale/>
            <chart:categories table:cell-range-address="Sheet1.L8:Sheet1.L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8:Sheet1.M10" chart:class="chart:bar">
            <chart:data-point chart:repeated="3"/>
          </chart:series>
          <chart:series chart:style-name="ch7" chart:values-cell-range-address="Sheet1.N8:Sheet1.N10" chart:class="chart:bar">
            <chart:data-point chart:repeated="3"/>
          </chart:series>
          <chart:series chart:style-name="ch8" chart:values-cell-range-address="Sheet1.O8:Sheet1.O10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1" svg:width="1.382cm" svg:height="1.068cm" svg:x="4.443cm" svg:y="0.273cm">
          <draw:image xlink:href="Pictures/2000003C000007EA00000527D0843665F2BE3F10.svm" xlink:type="simple" xlink:show="embed" xlink:actuate="onLoad" draw:mime-type="image/x-svm">
            <text:p/>
          </draw:image>
          <draw:image xlink:href="Pictures/100000010000004E00000033E5141A7AE3792C7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Sheet1.L8:Sheet1.L10</svg:desc>
                </draw:g>
              </table:table-cell>
              <table:table-cell office:value-type="float" office:value="0.439393939393939">
                <text:p>0.439393939393939</text:p>
                <draw:g>
                  <svg:desc>Sheet1.M8:Sheet1.M10</svg:desc>
                </draw:g>
              </table:table-cell>
              <table:table-cell office:value-type="float" office:value="0.55">
                <text:p>0.55</text:p>
                <draw:g>
                  <svg:desc>Sheet1.N8:Sheet1.N10</svg:desc>
                </draw:g>
              </table:table-cell>
              <table:table-cell office:value-type="float" office:value="0.5">
                <text:p>0.5</text:p>
                <draw:g>
                  <svg:desc>Sheet1.O8:Sheet1.O10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